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e2d3"/>
    </style:style>
    <style:style style:name="P2" style:family="paragraph" style:parent-style-name="Standard">
      <style:text-properties style:text-underline-style="none" fo:font-weight="normal" officeooo:rsid="001ee2d3" officeooo:paragraph-rsid="001ee2d3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ee2d3" officeooo:paragraph-rsid="001ee2d3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ee2d3" officeooo:paragraph-rsid="001ee2d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ee2d3" officeooo:paragraph-rsid="001ee2d3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03005" officeooo:paragraph-rsid="0020300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e2d3" officeooo:paragraph-rsid="001ee2d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03005" officeooo:paragraph-rsid="00203005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1ee2d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5"/><text:span text:style-name="T1">CYCLE 2</text:span></text:p>
      <text:p text:style-name="P4"/>
      <text:p text:style-name="P3">Program 1</text:p>
      <text:p text:style-name="P3"/>
      <text:p text:style-name="P2">package sort_strings;</text:p>
      <text:p text:style-name="P2"/>
      <text:p text:style-name="P2">import java.util.Scanner;</text:p>
      <text:p text:style-name="P2">public class <text:s/>Sort_Strings</text:p>
      <text:p text:style-name="P2">{</text:p>
      <text:p text:style-name="P2"><text:s text:c="4"/>public static void main(String[] args) </text:p>
      <text:p text:style-name="P2"><text:s text:c="4"/>{</text:p>
      <text:p text:style-name="P2"><text:s text:c="8"/>int count;</text:p>
      <text:p text:style-name="P2"><text:s text:c="8"/>String temp;</text:p>
      <text:p text:style-name="P2"><text:s text:c="8"/>Scanner scan = new Scanner(System.in);</text:p>
      <text:p text:style-name="P2"><text:s text:c="8"/></text:p>
      <text:p text:style-name="P2"><text:s text:c="8"/>//User will be asked to enter the count of strings </text:p>
      <text:p text:style-name="P2"><text:s text:c="8"/>System.out.print("Enter number of strings you would like to enter:");</text:p>
      <text:p text:style-name="P2"><text:s text:c="8"/>count = scan.nextInt();</text:p>
      <text:p text:style-name="P2"><text:s text:c="8"/></text:p>
      <text:p text:style-name="P2"><text:s text:c="8"/></text:p>
      <text:p text:style-name="P2"><text:s text:c="8"/>String str[] = new String[count];</text:p>
      <text:p text:style-name="P2"><text:s text:c="8"/>Scanner scan2 = new Scanner(System.in);</text:p>
      <text:p text:style-name="P2"><text:s text:c="8"/></text:p>
      <text:p text:style-name="P2"><text:s text:c="8"/>//User is entering the strings and they are stored in an array</text:p>
      <text:p text:style-name="P2"><text:s text:c="8"/>System.out.println("Enter the Strings one by one:");</text:p>
      <text:p text:style-name="P2"><text:s text:c="8"/>for(int i = 0; i &lt; count; i++)</text:p>
      <text:p text:style-name="P2"><text:s text:c="8"/>{</text:p>
      <text:p text:style-name="P2"><text:s text:c="12"/>str[i] = scan2.nextLine();</text:p>
      <text:p text:style-name="P2"><text:s text:c="8"/>}</text:p>
      <text:p text:style-name="P2"><text:s text:c="8"/>scan.close();</text:p>
      <text:p text:style-name="P2"><text:s text:c="8"/>scan2.close();</text:p>
      <text:p text:style-name="P2"><text:s text:c="8"/></text:p>
      <text:p text:style-name="P2"><text:s text:c="8"/>//Sorting the strings</text:p>
      <text:p text:style-name="P2"><text:s text:c="8"/>for (int i = 0; i &lt; count; i++) </text:p>
      <text:p text:style-name="P2"><text:s text:c="8"/>{</text:p>
      <text:p text:style-name="P2"><text:s text:c="12"/>for (int j = i + 1; j &lt; count; j++) { </text:p>
      <text:p text:style-name="P2"><text:s text:c="16"/>if (str[i].compareTo(str[j])&gt;0) </text:p>
      <text:p text:style-name="P2"><text:s text:c="16"/>{</text:p>
      <text:p text:style-name="P2"><text:s text:c="20"/>temp = str[i];</text:p>
      <text:p text:style-name="P2"><text:s text:c="20"/>str[i] = str[j];</text:p>
      <text:p text:style-name="P2"><text:s text:c="20"/>str[j] = temp;</text:p>
      <text:p text:style-name="P2"><text:s text:c="16"/>}</text:p>
      <text:p text:style-name="P2"><text:s text:c="12"/>}</text:p>
      <text:p text:style-name="P2"><text:s text:c="8"/>}</text:p>
      <text:p text:style-name="P2"><text:s text:c="8"/></text:p>
      <text:p text:style-name="P2"><text:s text:c="8"/>//Displaying the strings after sorting them based on alphabetical order</text:p>
      <text:p text:style-name="P2"><text:s text:c="8"/>System.out.print("Strings in Sorted Order:");</text:p>
      <text:p text:style-name="P2"><text:s text:c="8"/>for (int i = 0; i &lt;= count - 1; i++) </text:p>
      <text:p text:style-name="P2"><text:s text:c="8"/>{</text:p>
      <text:p text:style-name="P2"><text:s text:c="12"/>System.out.print(str[i] + ", ");</text:p>
      <text:p text:style-name="P2"><text:s text:c="8"/>}</text:p>
      <text:p text:style-name="P2"><text:s text:c="4"/>}</text:p>
      <text:p text:style-name="P2"><text:soft-page-break/>}</text:p>
      <text:p text:style-name="P2"/>
      <text:p text:style-name="P3">Output</text:p>
      <text:p text:style-name="P2">Enter number of strings you would like to enter:3</text:p>
      <text:p text:style-name="P2">Enter the Strings one by one:</text:p>
      <text:p text:style-name="P2">athulya</text:p>
      <text:p text:style-name="P2">achu</text:p>
      <text:p text:style-name="P2">athira</text:p>
      <text:p text:style-name="P2">Strings in Sorted Order:achu, athira, athulya, BUILD SUCCESSFUL (total time: 11 seconds)</text:p>
      <text:p text:style-name="P2"/>
      <text:p text:style-name="P2"/>
      <text:p text:style-name="P6">program3</text:p>
      <text:p text:style-name="P8"><text:s/></text:p>
      <text:p text:style-name="P8">package Employee;</text:p>
      <text:p text:style-name="P8">import java.util.Scanner;</text:p>
      <text:p text:style-name="P8">class Employee</text:p>
      <text:p text:style-name="P8">{</text:p>
      <text:p text:style-name="P8">int id;</text:p>
      <text:p text:style-name="P8">String name;</text:p>
      <text:p text:style-name="P8">float salary;</text:p>
      <text:p text:style-name="P8">}</text:p>
      <text:p text:style-name="P8">class Main{</text:p>
      <text:p text:style-name="P8"/>
      <text:p text:style-name="P8">public static void main(String args[])</text:p>
      <text:p text:style-name="P8"/>
      <text:p text:style-name="P8">{</text:p>
      <text:p text:style-name="P8"/>
      <text:p text:style-name="P8">Scanner sc = new Scanner(System.in);</text:p>
      <text:p text:style-name="P8">System.out.print("Enter the number of employees");</text:p>
      <text:p text:style-name="P8">int n = sc.nextInt();</text:p>
      <text:p text:style-name="P8">Employee emp[] = new Employee[n];</text:p>
      <text:p text:style-name="P8">for (int i = 0; i &lt; n; i++) {</text:p>
      <text:p text:style-name="P8">emp[i] = new Employee();</text:p>
      <text:p text:style-name="P8">System.out.println("Enter details of employee " + (i + 1)</text:p>
      <text:p text:style-name="P8"/>
      <text:p text:style-name="P8">);</text:p>
      <text:p text:style-name="P8"/>
      <text:p text:style-name="P8">System.out.print("Enter employee id :");</text:p>
      <text:p text:style-name="P8">emp[i].id = sc.nextInt();</text:p>
      <text:p text:style-name="P8">System.out.print("Enter employee name :");</text:p>
      <text:p text:style-name="P8">emp[i].name = sc.next();</text:p>
      <text:p text:style-name="P8">System.out.print("Enter employee salary :");</text:p>
      <text:p text:style-name="P8">emp[i].salary = sc.nextFloat();</text:p>
      <text:p text:style-name="P8"/>
      <text:p text:style-name="P8">}</text:p>
      <text:p text:style-name="P8">System.out.println("\n\n********* All Employee Details are:*********\n");</text:p>
      <text:p text:style-name="P8">for (int i = 0; i &lt; n; i++) {</text:p>
      <text:p text:style-name="P8"/>
      <text:p text:style-name="P8">System.out.print("Employee Id :" + emp[0].id );</text:p>
      <text:p text:style-name="P8">System.out.print("\nEmployee Name :" + emp[i].name );</text:p>
      <text:p text:style-name="P8">System.out.print("\nEmployee Salary :" + emp[i].salary );</text:p>
      <text:p text:style-name="P8">}</text:p>
      <text:p text:style-name="P8"><text:soft-page-break/>}</text:p>
      <text:p text:style-name="P8">}</text:p>
      <text:p text:style-name="P8"/>
      <text:p text:style-name="P6">output</text:p>
      <text:p text:style-name="P8">Enter the number of employees 2</text:p>
      <text:p text:style-name="P8">Enter details of employee 1</text:p>
      <text:p text:style-name="P8">Enter employee id :10</text:p>
      <text:p text:style-name="P8">Enter employee name :arya</text:p>
      <text:p text:style-name="P8">Enter employee salary :2000</text:p>
      <text:p text:style-name="P8">Enter details of employee 2</text:p>
      <text:p text:style-name="P8">Enter employee id :20</text:p>
      <text:p text:style-name="P8">Enter employee name :athulya</text:p>
      <text:p text:style-name="P8">Enter employee salary :1000</text:p>
      <text:p text:style-name="P8"/>
      <text:p text:style-name="P8"/>
      <text:p text:style-name="P8">********* All Employee Details are:*********</text:p>
      <text:p text:style-name="P8"/>
      <text:p text:style-name="P8">Employee Id :10</text:p>
      <text:p text:style-name="P8">Employee Name :arya</text:p>
      <text:p text:style-name="P8">Employee Salary :2000.0Employee Id :10</text:p>
      <text:p text:style-name="P8">Employee Name :athulya</text:p>
      <text:p text:style-name="P8">Employee Salary :1000.0BUILD SUCCESSFUL (total time: 27 second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6:25:04.590062294</meta:creation-date>
    <dc:date>2022-04-04T16:29:42.525033059</dc:date>
    <meta:editing-duration>PT1H31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09" meta:word-count="388" meta:character-count="2928" meta:non-whitespace-character-count="2171"/>
  </office:meta>
</office:document-meta>
</file>